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419" officeooo:paragraph-rsid="001bf419" style:font-weight-asian="bold"/>
    </style:style>
    <style:style style:name="P2" style:family="paragraph" style:parent-style-name="Standard">
      <style:text-properties fo:font-weight="bold" officeooo:rsid="001df805" officeooo:paragraph-rsid="001df805" style:font-weight-asian="bold"/>
    </style:style>
    <style:style style:name="P3" style:family="paragraph" style:parent-style-name="Standard">
      <style:text-properties officeooo:rsid="001bf419" officeooo:paragraph-rsid="001bf419"/>
    </style:style>
    <style:style style:name="P4" style:family="paragraph" style:parent-style-name="Standard">
      <style:text-properties officeooo:rsid="001bf419" officeooo:paragraph-rsid="001df805"/>
    </style:style>
    <style:style style:name="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rsid="001dcd52" officeooo:paragraph-rsid="001f4d70"/>
    </style:style>
    <style:style style:name="P8" style:family="paragraph" style:parent-style-name="Standard">
      <style:text-properties officeooo:paragraph-rsid="001dcd52"/>
    </style:style>
    <style:style style:name="P9" style:family="paragraph" style:parent-style-name="Standard">
      <style:text-properties style:font-name-asian="Wingdings" style:font-name-complex="Wingdings"/>
    </style:style>
    <style:style style:name="P10" style:family="paragraph" style:parent-style-name="Standard">
      <style:text-properties officeooo:rsid="001bf419" officeooo:paragraph-rsid="001bf419" style:font-name-asian="Wingdings" style:font-name-complex="Wingdings"/>
    </style:style>
    <style:style style:name="P11" style:family="paragraph" style:parent-style-name="Standard">
      <style:text-properties officeooo:rsid="001f4d70" officeooo:paragraph-rsid="001f4d70" style:font-name-asian="Wingdings" style:font-name-complex="Wingdings"/>
    </style:style>
    <style:style style:name="P12" style:family="paragraph" style:parent-style-name="Standard">
      <style:text-properties officeooo:paragraph-rsid="002049f9"/>
    </style:style>
    <style:style style:name="P13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4" style:family="paragraph" style:parent-style-name="Standard">
      <style:paragraph-properties fo:margin-left="0in" fo:margin-right="0.25in" fo:text-indent="0in" style:auto-text-indent="false"/>
    </style:style>
    <style:style style:name="P15" style:family="paragraph" style:parent-style-name="Footer">
      <style:text-properties style:font-name-asian="Symbol" style:font-name-complex="Symbol"/>
    </style:style>
    <style:style style:name="P16" style:family="paragraph" style:parent-style-name="Heading">
      <style:text-properties officeooo:rsid="001df805" officeooo:paragraph-rsid="001df805"/>
    </style:style>
    <style:style style:name="P17" style:family="paragraph" style:parent-style-name="Text_20_body">
      <style:text-properties style:font-name-asian="Wingdings" style:font-name-complex="Wingdings"/>
    </style:style>
    <style:style style:name="P18" style:family="paragraph" style:parent-style-name="Text_20_body">
      <style:paragraph-properties fo:text-align="justify" style:justify-single-word="false"/>
      <style:text-properties style:font-name-asian="Wingdings" style:font-name-complex="Wingdings"/>
    </style:style>
    <style:style style:name="P19" style:family="paragraph" style:parent-style-name="InfoBlue">
      <style:text-properties style:font-name-asian="Wingdings" style:font-name-complex="Wingdings"/>
    </style:style>
    <style:style style:name="P20" style:family="paragraph" style:parent-style-name="InfoBlue">
      <style:text-properties style:font-name-asian="Wingdings" style:font-name-complex="Wingdings" style:font-size-complex="14pt"/>
    </style:style>
    <style:style style:name="P21" style:family="paragraph" style:parent-style-name="InfoBlue">
      <style:text-properties officeooo:paragraph-rsid="002049f9" style:font-name-asian="Wingdings" style:font-name-complex="Wingdings"/>
    </style:style>
    <style:style style:name="P22" style:family="paragraph" style:parent-style-name="InfoBlue">
      <style:text-properties officeooo:rsid="002049f9" officeooo:paragraph-rsid="002049f9" style:font-name-asian="Wingdings" style:font-name-complex="Wingdings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02049f9" officeooo:paragraph-rsid="002049f9" style:font-name-asian="Wingdings" style:font-name-complex="Wingdings"/>
    </style:style>
    <style:style style:name="P24" style:family="paragraph" style:parent-style-name="Body_20_Text_20_3">
      <style:text-properties style:font-name-asian="Wingdings" style:font-name-complex="Wingdings"/>
    </style:style>
    <style:style style:name="P25" style:family="paragraph" style:parent-style-name="Heading_20_3">
      <style:text-properties style:font-name-asian="Wingdings" style:font-name-complex="Wingdings"/>
    </style:style>
    <style:style style:name="P26" style:family="paragraph" style:parent-style-name="Heading_20_3">
      <style:text-properties officeooo:paragraph-rsid="001dcd52"/>
    </style:style>
    <style:style style:name="P27" style:family="paragraph" style:parent-style-name="Heading_20_3">
      <style:text-properties officeooo:paragraph-rsid="001f4d70"/>
    </style:style>
    <style:style style:name="P28" style:family="paragraph" style:parent-style-name="Heading" style:master-page-name="Standard">
      <style:paragraph-properties style:page-number="auto"/>
      <style:text-properties officeooo:rsid="001bf419" officeooo:paragraph-rsid="001bf419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1bf419" officeooo:paragraph-rsid="001bf419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049f9" officeooo:paragraph-rsid="002049f9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2049f9"/>
    </style:style>
    <style:style style:name="P32" style:family="paragraph" style:parent-style-name="Standard">
      <style:text-properties style:font-name-asian="Wingdings" style:font-name-complex="Wingdings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df805" officeooo:paragraph-rsid="001df805" style:font-name-asian="Wingdings" style:font-name-complex="Wingdings"/>
    </style:style>
    <style:style style:name="P34" style:family="paragraph" style:parent-style-name="Standard">
      <style:text-properties officeooo:rsid="002049f9" officeooo:paragraph-rsid="002049f9" style:font-name-asian="Wingdings" style:font-name-complex="Wingdings"/>
    </style:style>
    <style:style style:name="P35" style:family="paragraph" style:parent-style-name="Standard" style:list-style-name="L2">
      <style:text-properties officeooo:rsid="002049f9" officeooo:paragraph-rsid="002049f9" style:font-name-asian="Wingdings" style:font-name-complex="Wingdings"/>
    </style:style>
    <style:style style:name="P36" style:family="paragraph" style:parent-style-name="Standard" style:list-style-name="L2">
      <style:text-properties officeooo:rsid="0024bb30" officeooo:paragraph-rsid="0024bb30" style:font-name-asian="Wingdings" style:font-name-complex="Wingdings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1dcd52" officeooo:paragraph-rsid="001dcd52"/>
    </style:style>
    <style:style style:name="P38" style:family="paragraph" style:parent-style-name="Heading_20_1">
      <style:text-properties officeooo:rsid="001bf419" officeooo:paragraph-rsid="001bf419" style:font-name-asian="Wingdings" style:font-name-complex="Wingdings"/>
    </style:style>
    <style:style style:name="P39" style:family="paragraph" style:parent-style-name="Heading_20_1">
      <style:text-properties officeooo:rsid="001f4d70" officeooo:paragraph-rsid="001f4d70" style:font-name-asian="Wingdings" style:font-name-complex="Wingdings"/>
    </style:style>
    <style:style style:name="P40" style:family="paragraph" style:parent-style-name="Heading_20_1">
      <style:paragraph-properties fo:break-before="page"/>
      <style:text-properties style:font-name-asian="Wingdings" style:font-name-complex="Wingdings"/>
    </style:style>
    <style:style style:name="P41" style:family="paragraph" style:parent-style-name="Heading_20_1" style:master-page-name="Convert_20_1">
      <style:paragraph-properties style:page-number="auto"/>
      <style:text-properties style:font-name-asian="Wingdings" style:font-name-complex="Wingdings"/>
    </style:style>
    <style:style style:name="P42" style:family="paragraph" style:parent-style-name="Heading_20_2">
      <style:text-properties style:font-name-asian="Wingdings" style:font-name-complex="Wingdings"/>
    </style:style>
    <style:style style:name="P43" style:family="paragraph" style:parent-style-name="Heading_20_2">
      <style:text-properties officeooo:rsid="001f4d70" officeooo:paragraph-rsid="001f4d70" style:font-name-asian="Wingdings" style:font-name-complex="Wingdings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2049f9" style:font-name-asian="Wingdings" style:font-name-complex="Wingdings"/>
    </style:style>
    <style:style style:name="T1" style:family="text">
      <style:text-properties officeooo:rsid="001bf419"/>
    </style:style>
    <style:style style:name="T2" style:family="text">
      <style:text-properties style:font-name="Symbol"/>
    </style:style>
    <style:style style:name="T3" style:family="text">
      <style:text-properties style:font-name-asian="Symbol" style:font-name-complex="Symbol"/>
    </style:style>
    <style:style style:name="T4" style:family="text">
      <style:text-properties officeooo:rsid="001df805"/>
    </style:style>
    <style:style style:name="T5" style:family="text">
      <style:text-properties style:font-name-asian="Wingdings" style:font-name-complex="Wingdings"/>
    </style:style>
    <style:style style:name="T6" style:family="text">
      <style:text-properties officeooo:rsid="001bf419" style:font-name-asian="Wingdings" style:font-name-complex="Wingdings"/>
    </style:style>
    <style:style style:name="T7" style:family="text">
      <style:text-properties officeooo:rsid="001dcd52" style:font-name-asian="Wingdings" style:font-name-complex="Wingdings"/>
    </style:style>
    <style:style style:name="T8" style:family="text">
      <style:text-properties officeooo:rsid="001df805" style:font-name-asian="Wingdings" style:font-name-complex="Wingdings"/>
    </style:style>
    <style:style style:name="T9" style:family="text">
      <style:text-properties officeooo:rsid="001f4d70" style:font-name-asian="Wingdings" style:font-name-complex="Wingdings"/>
    </style:style>
    <style:style style:name="T10" style:family="text">
      <style:text-properties officeooo:rsid="002049f9" style:font-name-asian="Wingdings" style:font-name-complex="Wingdings"/>
    </style:style>
    <style:style style:name="T11" style:family="text">
      <style:text-properties officeooo:rsid="0021d80e" style:font-name-asian="Wingdings" style:font-name-complex="Wingdings"/>
    </style:style>
    <style:style style:name="T12" style:family="text">
      <style:text-properties officeooo:rsid="0024bb30" style:font-name-asian="Wingdings" style:font-name-complex="Wingdings"/>
    </style:style>
    <style:style style:name="T13" style:family="text">
      <style:text-properties fo:font-style="normal" style:font-name-asian="Wingdings" style:font-style-asian="normal" style:font-name-complex="Wingdings" text:display="none"/>
    </style:style>
    <style:style style:name="T14" style:family="text">
      <style:text-properties officeooo:rsid="001dcd52"/>
    </style:style>
    <style:style style:name="T15" style:family="text">
      <style:text-properties officeooo:rsid="001f4d70"/>
    </style:style>
    <style:style style:name="T16" style:family="text">
      <style:text-properties officeooo:rsid="002049f9"/>
    </style:style>
    <style:style style:name="T17" style:family="text">
      <style:text-properties officeooo:rsid="002335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aciturn-duck</text:p>
      <text:p text:style-name="P16">Documeto de Requisitos</text:p>
      <text:p text:style-name="P24"/>
      <text:h text:style-name="P38" text:outline-level="1">Introução</text:h>
      <text:p text:style-name="P10"><text:tab/>Este documento descrever os requisitos do projeto taciturn-duck.</text:p>
      <text:h text:style-name="P38" text:outline-level="1">Requisitos Funcionais do Sistema</text:h>
      <text:list xml:id="list6257250857213511160" text:style-name="L1">
        <text:list-item>
          <text:p text:style-name="P30"><text:span text:style-name="T6">O </text:span><text:span text:style-name="T5">sistema deve </text:span><text:span text:style-name="T11">contar com um mescanismo de login para que sejam mostradas funcionalidades de acordo com a categoria d</text:span><text:span text:style-name="T12">o</text:span><text:span text:style-name="T11"> usuário </text:span><text:span text:style-name="T5">.</text:span></text:p>
        </text:list-item>
        <text:list-item>
          <text:p text:style-name="P31"><text:span text:style-name="T6">O sistema deve permitir os funcionário da secretaria realizarem o cadastro da </text:span><text:span text:style-name="T7">matriz curricular</text:span><text:span text:style-name="T6"> de um curso.</text:span></text:p>
        </text:list-item>
        <text:list-item>
          <text:p text:style-name="P29"><text:span text:style-name="T5">O sistema deve permitir aos funcionário</text:span><text:span text:style-name="T7">s</text:span><text:span text:style-name="T5"> cadastrarem as turmas de um curso.</text:span></text:p>
        </text:list-item>
        <text:list-item>
          <text:p text:style-name="P33">O sistema deve permitir que o aluno informe disiciplina já cursadas.</text:p>
        </text:list-item>
        <text:list-item>
          <text:p text:style-name="P33">O sitema deve permitir que o aluno informe suas restrições.</text:p>
        </text:list-item>
        <text:list-item>
          <text:p text:style-name="P37"><text:span text:style-name="T5">O sistema deve sugerir ao</text:span><text:span text:style-name="T8"> </text:span><text:span text:style-name="T5">aluno disciplinas e turma</text:span><text:span text:style-name="T8">s</text:span><text:span text:style-name="T5"> que podem ser cursdas baseados nas restições informadas pelo aluno.</text:span></text:p>
        </text:list-item>
      </text:list>
      <text:h text:style-name="P39" text:outline-level="1">Qualidade do Sist<text:span text:style-name="T17">e</text:span>ma</text:h>
      <text:p text:style-name="P19"/>
      <text:h text:style-name="P43" text:outline-level="2">Usabilidade</text:h>
      <text:p text:style-name="P19"><text:tab/></text:p>
      <text:p text:style-name="P18"><text:tab/>O software é de fácil utilização e uso, totalmente em português, executar independente do navagador</text:p>
      <text:h text:style-name="P43" text:outline-level="2">Confiabilidade</text:h>
      <text:p text:style-name="P19"/>
      <text:p text:style-name="P18"><text:tab/>O sistema tem que estar sempre funcional durante o processo de matrícula, <text:span text:style-name="T16">caso ocorram falhas o sistema deve ser capaz de ser restaurado ao estado anterior a falha.</text:span></text:p>
      <text:h text:style-name="P42" text:outline-level="2">Performance</text:h>
      <text:p text:style-name="P19"/>
      <text:p text:style-name="Text_20_body"><text:tab/>O sistema sempre deve responder em até 5 segundos, tempo de startup e shutdown de 1 minuto e consegue trabalhar com capacidade de 500 usuários simultaneos.</text:p>
      <text:h text:style-name="P43" text:outline-level="2">Suportabilidade</text:h>
      <text:p text:style-name="P19"/>
      <text:p text:style-name="P17">O sistema deve suportar novas funcionalidades.</text:p>
      <text:p text:style-name="P17"/>
      <text:h text:style-name="P40" text:outline-level="1">System Interfaces</text:h>
      <text:p text:style-name="P19"/>
      <text:h text:style-name="P42" text:outline-level="2">User Interfaces</text:h>
      <text:p text:style-name="P19"/>
      <text:h text:style-name="P25" text:outline-level="3">Look &amp; Feel </text:h>
      <text:p text:style-name="P19"/>
      <text:p text:style-name="P44"><text:tab/>A interface deve ser intuitiva, para que o usuário possa efetuar suas tarefas de forma eficiente.</text:p>
      <text:h text:style-name="P25" text:outline-level="3">Layout and Navigation Requirements</text:h>
      <text:p text:style-name="P9"/>
      <text:p text:style-name="P12"><text:span text:style-name="T5"><text:tab/></text:span><text:span text:style-name="T10">O sistema terá 4 interfaces principais:</text:span></text:p>
      <text:p text:style-name="P34"/>
      <text:list xml:id="list2214112747237748594" text:style-name="L2">
        <text:list-item>
          <text:p text:style-name="P35">A interface de login, onde o usuário informa matrícula e senha.</text:p>
        </text:list-item>
        <text:list-item>
          <text:p text:style-name="P35">A interface de cadastro de matriz curricular.</text:p>
        </text:list-item>
        <text:list-item>
          <text:p text:style-name="P35">A interface de cadastro de turmas.</text:p>
        </text:list-item>
        <text:list-item>
          <text:p text:style-name="P35">A interface para informar as restrições.</text:p>
        </text:list-item>
        <text:list-item>
          <text:p text:style-name="P36">A interface com a grade de horário gerada.</text:p>
        </text:list-item>
      </text:list>
      <text:p text:style-name="Standard"><text:span text:style-name="InfoBlue_20_Char"><text:span text:style-name="T5"/></text:span></text:p>
      <text:h text:style-name="P25" text:outline-level="3">Consistency</text:h>
      <text:p text:style-name="Standard"><text:span text:style-name="InfoBlue_20_Char"><text:span text:style-name="T5"/></text:span></text:p>
      <text:h text:style-name="P25" text:outline-level="3">User Personalization &amp; Customization Requirements</text:h>
      <text:p text:style-name="P19"/>
      <text:h text:style-name="P42" text:outline-level="2">Interfaces to External Systems or Devices</text:h>
      <text:p text:style-name="P22"/>
      <text:p text:style-name="P23"><text:tab/>Não se aplica.</text:p>
      <text:h text:style-name="P25" text:outline-level="3">Software Interfaces</text:h>
      <text:p text:style-name="P21"/>
      <text:h text:style-name="P25" text:outline-level="3">Hardware Interfaces</text:h>
      <text:p text:style-name="P19"/>
      <text:h text:style-name="P25" text:outline-level="3">Communications Interfaces</text:h>
      <text:p text:style-name="P19"/>
      <text:h text:style-name="P41" text:outline-level="1">Business Rules</text:h>
      <text:p text:style-name="P19"/>
      <text:h text:style-name="P43" text:outline-level="2">Restrições de Acesso</text:h>
      <text:h text:style-name="P26" text:outline-level="3"><text:span text:style-name="T14">00</text:span>1- O plano da disciplina é necessário para gerar a grade de horários</text:h>
      <text:p text:style-name="P8"><text:tab/>Se não tivermos o plano da disciplina não temos como saber quais as disciplinas precisam ser feitas pelo curso.</text:p>
      <text:p text:style-name="P11"/>
      <text:h text:style-name="P43" text:outline-level="2">Restrições de Uso</text:h>
      <text:h text:style-name="P27" text:outline-level="3"><text:span text:style-name="T7">0</text:span><text:span text:style-name="T9">02- As disciplinas cursadas é necessário para gerar a grade de horários</text:span></text:h>
      <text:p text:style-name="P11"><text:tab/>Se não tivermos as disciplinas cursadas pelo aluno não temos como saber quais as disciplinas já foram feitas </text:p>
      <text:p text:style-name="P7"/>
      <text:p text:style-name="P19"/>
      <text:h text:style-name="P39" text:outline-level="1">Restrições do Sistema</text:h>
      <text:p text:style-name="P19"/>
      <text:h text:style-name="P39" text:outline-level="1">Conformidade do Sistema</text:h>
      <text:h text:style-name="P42" text:outline-level="2">Licensing Requirements</text:h>
      <text:p text:style-name="P9"><text:tab/>Licença da PUC-RS para usar o Sistema.</text:p>
      <text:h text:style-name="P42" text:outline-level="2">Legal, Copyright, and Other Notices</text:h>
      <text:p text:style-name="InfoBlue"/>
      <text:p text:style-name="Text_20_body">Todas diretos reservados a empresa <text:span text:style-name="T15">contratada</text:span></text:p>
      <text:h text:style-name="P42" text:outline-level="2">Applicable Standards</text:h>
      <text:p text:style-name="P19"/>
      <text:h text:style-name="P39" text:outline-level="1">Documentação do Sistema</text:h>
      <text:p text:style-name="P20"/>
      <text:p text:style-name="Standard"><text:bookmark text:name="_PictureBullets"/><text:span text:style-name="InfoBlue_20_Char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479in" fo:margin-left="-0.0799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1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1bf419" officeooo:paragraph-rsid="001bf419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1bf419" officeooo:paragraph-rsid="001bf419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text-properties style:font-name-asian="Symbol" style:font-name-complex="Symbol"/>
    </style:style>
    <style:style style:name="MP8" style:family="paragraph" style:parent-style-name="Standard">
      <style:text-properties fo:font-weight="bold" officeooo:rsid="001df805" officeooo:paragraph-rsid="001df805" style:font-weight-asian="bold"/>
    </style:style>
    <style:style style:name="MP9" style:family="paragraph" style:parent-style-name="Standard">
      <style:text-properties officeooo:rsid="001bf419" officeooo:paragraph-rsid="001df805"/>
    </style:style>
    <style:style style:name="MT1" style:family="text">
      <style:text-properties officeooo:rsid="001bf419"/>
    </style:style>
    <style:style style:name="MT2" style:family="text">
      <style:text-properties style:font-name-asian="Symbol" style:font-name-complex="Symbol"/>
    </style:style>
    <style:style style:name="MT3" style:family="text">
      <style:text-properties officeooo:rsid="001df805"/>
    </style:style>
    <style:style style:name="MT4" style:family="text">
      <style:text-properties style:font-name="Symbo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aciturn-duck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Documentos de Requisitos</text:p>
            </table:table-cell>
            <table:table-cell table:style-name="Table2.B1" office:value-type="string">
              <text:p text:style-name="Standard"><text:s text:c="2"/>Dat<text:span text:style-name="MT1">a</text:span>: <text:s/><text:span text:style-name="MT1">28/08/2015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4">Confidential</text:p>
            </table:table-cell>
            <table:table-cell table:style-name="Table1.A1" office:value-type="string">
              <text:p text:style-name="MP5">, <text:date style:data-style-name="N121" text:date-value="2015-08-28T18:42:14.064624644">2015</text:date></text:p>
            </table:table-cell>
            <table:table-cell table:style-name="Table1.A1" office:value-type="string">
              <text:p text:style-name="MP6"><text:span text:style-name="MT2">Page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MP7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8">Taciturn-duck</text:p>
            </table:table-cell>
            <table:table-cell table:style-name="Table4.B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MP9">Documentos de Requisitos</text:p>
            </table:table-cell>
            <table:table-cell table:style-name="Table4.B1" office:value-type="string">
              <text:p text:style-name="Standard"><text:s text:c="2"/>Date: <text:s/><text:span text:style-name="MT3">27/08/2015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4">Confidential</text:p>
            </table:table-cell>
            <table:table-cell table:style-name="Table3.A1" office:value-type="string">
              <text:p text:style-name="MP5"><text:span text:style-name="MT4"></text:span><text:user-defined style:data-style-name="N0" text:name="Company"/>, <text:date style:data-style-name="N121" text:date-value="2015-08-28T18:42:14.068274544">2015</text:date></text:p>
            </table:table-cell>
            <table:table-cell table:style-name="Table3.A1" office:value-type="string">
              <text:p text:style-name="MP6"><text:span text:style-name="MT2">Page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5-08-27T21:30:49.507450818</meta:creation-date>
    <dc:date>2015-08-28T18:42:13.949259998</dc:date>
    <meta:print-date>2001-03-15T14:26:00</meta:print-date>
    <meta:editing-cycles>8</meta:editing-cycles>
    <meta:editing-duration>PT1H1M45S</meta:editing-duration>
    <meta:generator>LibreOffice/5.0.1.2.0$Linux_X86_64 LibreOffice_project/00m0$Build-2</meta:generator>
    <meta:document-statistic meta:table-count="4" meta:image-count="0" meta:object-count="0" meta:page-count="3" meta:paragraph-count="68" meta:word-count="445" meta:character-count="2768" meta:non-whitespace-character-count="2407"/>
  </office:meta>
</office:document-meta>
</file>